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Zorione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5:55:10.386125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15T21:13:41.139458477</dc:date>
    <meta:editing-duration>P4DT9H42M3S</meta:editing-duration>
    <meta:editing-cycles>592</meta:editing-cycles>
    <meta:generator>LibreOffice/24.2.7.2$Linux_X86_64 LibreOffice_project/420$Build-2</meta:generator>
    <meta:document-statistic meta:table-count="7" meta:cell-count="1854" meta:object-count="0"/>
  </office:meta>
</office:document-meta>
</file>